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010 – 2021 HITS: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2010-202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Porcentagem de acertos</text:p>
          </table:table-cell>
          <table:table-cell table:style-name="ce1" table:formula="of:=(([.B2]-[.B1])/[.B1])*-1" office:value-type="percentage" office:value="0.483386923901393" calcext:value-type="percentage">
            <text:p>48,3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2:10:37.444109448</meta:creation-date>
    <dc:date>2022-03-14T02:23:47.535367260</dc:date>
    <meta:editing-duration>PT2M29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